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937" officeooo:paragraph-rsid="0014e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ôme : Raphaël Haltz et Laurent Toson</text:p>
      <text:p text:style-name="P1"/>
      <text:p text:style-name="P1">Toutes les questions ont été réalis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1:13:47.271987877</meta:creation-date>
    <dc:date>2017-01-25T11:20:51.358896674</dc:date>
    <meta:editing-duration>PT7M4S</meta:editing-duration>
    <meta:editing-cycles>1</meta:editing-cycles>
    <meta:document-statistic meta:table-count="0" meta:image-count="0" meta:object-count="0" meta:page-count="1" meta:paragraph-count="2" meta:word-count="13" meta:character-count="77" meta:non-whitespace-character-count="66"/>
    <meta:generator>LibreOffice/5.1.4.2$Linux_X86_64 LibreOffice_project/10m0$Build-2</meta:generator>
  </office:meta>
</office:document-meta>
</file>